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fo:background-color="#ffff00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2f564f" officeooo:paragraph-rsid="002f564f" fo:background-color="#ffff00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1ecf06" officeooo:paragraph-rsid="001ecf06" fo:background-color="#ffff00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22ad21" officeooo:paragraph-rsid="0022ad21" fo:background-color="#ffff00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94afc" officeooo:paragraph-rsid="00294afc" fo:background-color="#ffff00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f564f" officeooo:paragraph-rsid="002f564f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302ce9" officeooo:paragraph-rsid="00302ce9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12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13" style:family="paragraph" style:parent-style-name="Standard" style:list-style-name="L1">
      <style:text-properties fo:color="#000000" loext:opacity="100%" style:font-name="Calibri" fo:font-size="9pt" officeooo:rsid="002da469" officeooo:paragraph-rsid="002da469" style:font-size-asian="9pt" style:font-size-complex="9pt"/>
    </style:style>
    <style:style style:name="P14" style:family="paragraph" style:parent-style-name="Standard" style:list-style-name="L1">
      <style:text-properties fo:color="#000000" loext:opacity="100%" style:font-name="Calibri" fo:font-size="9pt" officeooo:rsid="00319717" officeooo:paragraph-rsid="00304ee1" style:font-size-asian="9pt" style:font-size-complex="9pt"/>
    </style:style>
    <style:style style:name="P15" style:family="paragraph" style:parent-style-name="Standard" style:list-style-name="L1">
      <style:text-properties fo:color="#000000" loext:opacity="100%" style:font-name="Calibri" fo:font-size="9pt" officeooo:rsid="0033a60d" officeooo:paragraph-rsid="0033a60d" style:font-size-asian="9pt" style:font-size-complex="9pt"/>
    </style:style>
    <style:style style:name="P16" style:family="paragraph" style:parent-style-name="Standard" style:list-style-name="L1">
      <style:text-properties fo:color="#000000" loext:opacity="100%" style:font-name="Calibri" fo:font-size="9pt" officeooo:rsid="0007f587" officeooo:paragraph-rsid="001ecf06" fo:background-color="transparent" style:font-size-asian="9pt" style:font-size-complex="9pt"/>
    </style:style>
    <style:style style:name="P17" style:family="paragraph" style:parent-style-name="Standard" style:list-style-name="L1">
      <style:text-properties fo:color="#000000" loext:opacity="100%" officeooo:rsid="0007f587" officeooo:paragraph-rsid="001ecf06"/>
    </style:style>
    <style:style style:name="P18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19" style:family="paragraph" style:parent-style-name="Standard" style:list-style-name="L1">
      <style:text-properties fo:color="#000000" loext:opacity="100%" officeooo:rsid="001ecf06" officeooo:paragraph-rsid="001ecf06"/>
    </style:style>
    <style:style style:name="P20" style:family="paragraph" style:parent-style-name="Standard" style:list-style-name="L1">
      <style:text-properties fo:color="#999999" loext:opacity="100%" officeooo:rsid="0008d35a" officeooo:paragraph-rsid="001ecf06"/>
    </style:style>
    <style:style style:name="P21" style:family="paragraph" style:parent-style-name="Standard" style:list-style-name="L1">
      <style:text-properties fo:color="#c9211e" loext:opacity="100%" style:font-name="Calibri" fo:font-size="9pt" officeooo:rsid="002c60f6" officeooo:paragraph-rsid="002c60f6" fo:background-color="transparent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fo:background-color="#ffff00" loext:char-shading-value="0" style:font-size-asian="9pt" style:font-size-complex="9pt"/>
    </style:style>
    <style:style style:name="T4" style:family="text">
      <style:text-properties fo:color="#000000" loext:opacity="100%" style:font-name="Calibri" fo:font-size="9pt" fo:background-color="transparent" loext:char-shading-value="0" style:font-size-asian="9pt" style:font-size-complex="9pt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f564f" fo:background-color="#ffff00" loext:char-shading-value="0"/>
    </style:style>
    <style:style style:name="T7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  <text:list-item>
          <text:p text:style-name="P2">Valetnintstag:</text:p>
          <text:list>
            <text:list-item>
              <text:p text:style-name="P2">google was es ist, beschreibe</text:p>
            </text:list-item>
            <text:list-item>
              <text:p text:style-name="P6"><text:a xlink:type="simple" xlink:href="https://youtu.be/EiNxgBd3U2I?si=4F28LIERPxXsdxZp&amp;t=36" text:style-name="Internet_20_link" text:visited-style-name="Visited_20_Internet_20_Link"><text:span text:style-name="T5">https://youtu.be/EiNxgBd3U2I?si=4F28LIERPxXsdxZp&amp;t=36</text:span></text:a></text:p>
              <text:list>
                <text:list-item>
                  <text:p text:style-name="P7">Was denken die Leute über Valentinstag?</text:p>
                </text:list-item>
              </text:list>
            </text:list-item>
          </text:list>
        </text:list-item>
        <text:list-item>
          <text:p text:style-name="P15">Fasching</text:p>
        </text:list-item>
        <text:list-item>
          <text:p text:style-name="P15"/>
        </text:list-item>
        <text:list-item>
          <text:p text:style-name="P12">HA: </text:p>
          <text:list>
            <text:list-item>
              <text:p text:style-name="P13">HA: Übungssatz S.25 Aufgabe 1</text:p>
            </text:list-item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18T20:40:25.217000000</dc:date>
    <meta:editing-duration>PT7H47M53S</meta:editing-duration>
    <meta:editing-cycles>2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0" meta:word-count="30" meta:character-count="186" meta:non-whitespace-character-count="172"/>
  </office:meta>
</office:document-meta>
</file>